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body>
    <office:text>
      <text:h text:outline-level="1" text:style-name="Heading_1" text:is-list-header="true">Database bpn</text:h>
      <text:h text:outline-level="2" text:style-name="Heading_2" text:is-list-header="true">Table structure for table post_table</text:h>
      <table:table table:name="post_table_structure">
        <table:table-column table:number-columns-repeated="7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Links to</text:p>
          </table:table-cell>
          <table:table-cell office:value-type="string">
            <text:p>Comments</text:p>
          </table:table-cell>
          <table:table-cell office:value-type="string">
            <text:p>MIME type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uname</text:p>
          </table:table-cell>
          <table:table-cell office:value-type="string">
            <text:p>varchar(5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ate</text:p>
          </table:table-cell>
          <table:table-cell office:value-type="string">
            <text:p>varchar(3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ext</text:p>
          </table:table-cell>
          <table:table-cell office:value-type="string">
            <text:p>varchar(9999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landmark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ity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ountry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post_table</text:h>
      <table:table table:name="post_table_structure">
        <table:table-column table:number-columns-repeated="7"/>
        <table:table-row>
          <table:table-cell office:value-type="string">
            <text:p>id</text:p>
          </table:table-cell>
          <table:table-cell office:value-type="string">
            <text:p>uname</text:p>
          </table:table-cell>
          <table:table-cell office:value-type="string">
            <text:p>date</text:p>
          </table:table-cell>
          <table:table-cell office:value-type="string">
            <text:p>text</text:p>
          </table:table-cell>
          <table:table-cell office:value-type="string">
            <text:p>landmark</text:p>
          </table:table-cell>
          <table:table-cell office:value-type="string">
            <text:p>city</text:p>
          </table:table-cell>
          <table:table-cell office:value-type="string">
            <text:p>country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logvin666</text:p>
          </table:table-cell>
          <table:table-cell office:value-type="string">
            <text:p>10:43 30-April-19</text:p>
          </table:table-cell>
          <table:table-cell office:value-type="string">
            <text:p>CITY TOUR SCAMS!! A BIG NO NO</text:p>
          </table:table-cell>
          <table:table-cell office:value-type="string">
            <text:p>Himayuns Tomb</text:p>
          </table:table-cell>
          <table:table-cell office:value-type="string">
            <text:p>NEW DELHI</text:p>
          </table:table-cell>
          <table:table-cell office:value-type="string">
            <text:p>India</text:p>
          </table:table-cell>
        </table:table-row>
      </table:table>
      <text:h text:outline-level="2" text:style-name="Heading_2" text:is-list-header="true">Table structure for table user_table</text:h>
      <table:table table:name="user_table_structure">
        <table:table-column table:number-columns-repeated="7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Links to</text:p>
          </table:table-cell>
          <table:table-cell office:value-type="string">
            <text:p>Comments</text:p>
          </table:table-cell>
          <table:table-cell office:value-type="string">
            <text:p>MIME type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uname</text:p>
          </table:table-cell>
          <table:table-cell office:value-type="string">
            <text:p>varchar(2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upass</text:p>
          </table:table-cell>
          <table:table-cell office:value-type="string">
            <text:p>varchar(1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name</text:p>
          </table:table-cell>
          <table:table-cell office:value-type="string">
            <text:p>varchar(5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mail</text:p>
          </table:table-cell>
          <table:table-cell office:value-type="string">
            <text:p>varchar(5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ationality</text:p>
          </table:table-cell>
          <table:table-cell office:value-type="string">
            <text:p>varchar(5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gender</text:p>
          </table:table-cell>
          <table:table-cell office:value-type="string">
            <text:p>varchar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irthday</text:p>
          </table:table-cell>
          <table:table-cell office:value-type="string">
            <text:p>date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user_table</text:h>
      <table:table table:name="user_table_structure">
        <table:table-column table:number-columns-repeated="8"/>
        <table:table-row>
          <table:table-cell office:value-type="string">
            <text:p>id</text:p>
          </table:table-cell>
          <table:table-cell office:value-type="string">
            <text:p>uname</text:p>
          </table:table-cell>
          <table:table-cell office:value-type="string">
            <text:p>upass</text:p>
          </table:table-cell>
          <table:table-cell office:value-type="string">
            <text:p>fname</text:p>
          </table:table-cell>
          <table:table-cell office:value-type="string">
            <text:p>email</text:p>
          </table:table-cell>
          <table:table-cell office:value-type="string">
            <text:p>nationality</text:p>
          </table:table-cell>
          <table:table-cell office:value-type="string">
            <text:p>gender</text:p>
          </table:table-cell>
          <table:table-cell office:value-type="string">
            <text:p>birthday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travelguy12</text:p>
          </table:table-cell>
          <table:table-cell office:value-type="string">
            <text:p>pass1</text:p>
          </table:table-cell>
          <table:table-cell office:value-type="string">
            <text:p>John Smith</text:p>
          </table:table-cell>
          <table:table-cell office:value-type="string">
            <text:p>xyz123@xyz.com</text:p>
          </table:table-cell>
          <table:table-cell office:value-type="string">
            <text:p>India</text:p>
          </table:table-cell>
          <table:table-cell office:value-type="string">
            <text:p>male</text:p>
          </table:table-cell>
          <table:table-cell office:value-type="string">
            <text:p>1995-05-15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nur12</text:p>
          </table:table-cell>
          <table:table-cell office:value-type="string">
            <text:p>pass1</text:p>
          </table:table-cell>
          <table:table-cell office:value-type="string">
            <text:p>Noor nur</text:p>
          </table:table-cell>
          <table:table-cell office:value-type="string">
            <text:p>xyz1234@xyz.com</text:p>
          </table:table-cell>
          <table:table-cell office:value-type="string">
            <text:p>Israel</text:p>
          </table:table-cell>
          <table:table-cell office:value-type="string">
            <text:p>female</text:p>
          </table:table-cell>
          <table:table-cell office:value-type="string">
            <text:p>1989-04-12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logvin666</text:p>
          </table:table-cell>
          <table:table-cell office:value-type="string">
            <text:p>pass1</text:p>
          </table:table-cell>
          <table:table-cell office:value-type="string">
            <text:p>Taras Logvin</text:p>
          </table:table-cell>
          <table:table-cell office:value-type="string">
            <text:p>xyz234@xyz.com</text:p>
          </table:table-cell>
          <table:table-cell office:value-type="string">
            <text:p>Russia</text:p>
          </table:table-cell>
          <table:table-cell office:value-type="string">
            <text:p>male</text:p>
          </table:table-cell>
          <table:table-cell office:value-type="string">
            <text:p>1986-02-03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malik12</text:p>
          </table:table-cell>
          <table:table-cell office:value-type="string">
            <text:p>pass1</text:p>
          </table:table-cell>
          <table:table-cell office:value-type="string">
            <text:p>Alfaiz Malik</text:p>
          </table:table-cell>
          <table:table-cell office:value-type="string">
            <text:p>xyz1123@xyz.com</text:p>
          </table:table-cell>
          <table:table-cell office:value-type="string">
            <text:p>India</text:p>
          </table:table-cell>
          <table:table-cell office:value-type="string">
            <text:p>male</text:p>
          </table:table-cell>
          <table:table-cell office:value-type="string">
            <text:p>2000-01-21</text:p>
          </table:table-cell>
        </table:table-row>
      </table:table>
    </office:tex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4.8.3</meta:generator>
    <meta:initial-creator>phpMyAdmin 4.8.3</meta:initial-creator>
    <meta:creation-date>2019-07-31T21:07:33</meta:creation-date>
  </office:meta>
</office:document-meta>
</file>